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874in"/>
    </style:style>
    <style:style style:name="co3" style:family="table-column">
      <style:table-column-properties fo:break-before="auto" style:column-width="1.6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10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 style:data-style-name="N121">
      <style:text-properties style:use-window-font-color="true" style:font-name="Liberation Sans1" fo:font-size="10pt"/>
    </style:style>
    <style:style style:name="ce2" style:family="table-cell" style:parent-style-name="Default" style:data-style-name="N121">
      <style:table-cell-properties fo:background-color="transparent"/>
      <style:text-properties style:use-window-font-color="true" style:font-name="Liberation Sans1" fo:font-size="10pt"/>
    </style:style>
    <style:style style:name="ce3" style:family="table-cell" style:parent-style-name="Default" style:data-style-name="N2"/>
    <style:style style:name="ce4" style:family="table-cell" style:parent-style-name="Default" style:data-style-name="N10011"/>
    <style:style style:name="ce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1">
      <style:text-properties style:use-window-font-color="true" style:font-name="Liberation Sans1" fo:font-size="10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 style:data-style-name="N11"/>
  </office:automatic-styles>
  <office:body>
    <office:spreadsheet>
      <table:table table:name="fi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-6dB</text:p>
          </table:table-cell>
          <table:table-cell office:value-type="string" calcext:value-type="string">
            <text:p>-3dB</text:p>
          </table:table-cell>
          <table:table-cell office:value-type="string" calcext:value-type="string">
            <text:p><text:s/>0dB</text:p>
          </table:table-cell>
          <table:table-cell office:value-type="string" calcext:value-type="string">
            <text:p><text:s/>3dB</text:p>
          </table:table-cell>
          <table:table-cell office:value-type="string" calcext:value-type="string">
            <text:p><text:s/>6dB</text:p>
          </table:table-cell>
          <table:table-cell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oisy</text:p>
          </table:table-cell>
          <table:table-cell table:style-name="ce4" office:value-type="percentage" office:value="0.6617" calcext:value-type="percentage">
            <text:p>66.17%</text:p>
          </table:table-cell>
          <table:table-cell table:style-name="ce4" office:value-type="percentage" office:value="0.7117" calcext:value-type="percentage">
            <text:p>71.17%</text:p>
          </table:table-cell>
          <table:table-cell table:style-name="ce4" office:value-type="percentage" office:value="0.7442" calcext:value-type="percentage">
            <text:p>74.42%</text:p>
          </table:table-cell>
          <table:table-cell table:style-name="ce4" office:value-type="percentage" office:value="0.7842" calcext:value-type="percentage">
            <text:p>78.42%</text:p>
          </table:table-cell>
          <table:table-cell table:style-name="ce4" office:value-type="percentage" office:value="0.8133" calcext:value-type="percentage">
            <text:p>81.33%</text:p>
          </table:table-cell>
          <table:table-cell table:style-name="ce4" office:value-type="percentage" office:value="0.8158" calcext:value-type="percentage">
            <text:p>81.58%</text:p>
          </table:table-cell>
          <table:table-cell table:style-name="ce7" table:formula="of:=AVERAGE([.D2:.I2])" office:value-type="percentage" office:value="0.75515" calcext:value-type="percentage">
            <text:p>75.52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table:style-name="ce4" office:value-type="percentage" office:value="0.7233" calcext:value-type="percentage">
            <text:p>72.33%</text:p>
          </table:table-cell>
          <table:table-cell table:style-name="ce4" office:value-type="percentage" office:value="0.7567" calcext:value-type="percentage">
            <text:p>75.67%</text:p>
          </table:table-cell>
          <table:table-cell table:style-name="ce4" office:value-type="percentage" office:value="0.7975" calcext:value-type="percentage">
            <text:p>79.75%</text:p>
          </table:table-cell>
          <table:table-cell table:style-name="ce4" office:value-type="percentage" office:value="0.8467" calcext:value-type="percentage">
            <text:p>84.67%</text:p>
          </table:table-cell>
          <table:table-cell table:style-name="ce4" office:value-type="percentage" office:value="0.8875" calcext:value-type="percentage">
            <text:p>88.75%</text:p>
          </table:table-cell>
          <table:table-cell table:style-name="ce4" office:value-type="percentage" office:value="0.8842" calcext:value-type="percentage">
            <text:p>88.42%</text:p>
          </table:table-cell>
          <table:table-cell table:style-name="ce7" table:formula="of:=AVERAGE([.D3:.I3])" office:value-type="percentage" office:value="0.815983333333333" calcext:value-type="percentage">
            <text:p>81.60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verberated</text:p>
          </table:table-cell>
          <table:table-cell table:style-name="ce4" office:value-type="percentage" office:value="0.7125" calcext:value-type="percentage">
            <text:p>71.25%</text:p>
          </table:table-cell>
          <table:table-cell table:style-name="ce4" office:value-type="percentage" office:value="0.7692" calcext:value-type="percentage">
            <text:p>76.92%</text:p>
          </table:table-cell>
          <table:table-cell table:style-name="ce4" office:value-type="percentage" office:value="0.8233" calcext:value-type="percentage">
            <text:p>82.33%</text:p>
          </table:table-cell>
          <table:table-cell table:style-name="ce4" office:value-type="percentage" office:value="0.8492" calcext:value-type="percentage">
            <text:p>84.92%</text:p>
          </table:table-cell>
          <table:table-cell table:style-name="ce4" office:value-type="percentage" office:value="0.8925" calcext:value-type="percentage">
            <text:p>89.25%</text:p>
          </table:table-cell>
          <table:table-cell table:style-name="ce4" office:value-type="percentage" office:value="0.905" calcext:value-type="percentage">
            <text:p>90.50%</text:p>
          </table:table-cell>
          <table:table-cell table:style-name="ce7" table:formula="of:=AVERAGE([.D4:.I4])" office:value-type="percentage" office:value="0.825283333333334" calcext:value-type="percentage">
            <text:p>82.53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table:style-name="ce4" office:value-type="percentage" office:value="0.6708" calcext:value-type="percentage">
            <text:p>67.08%</text:p>
          </table:table-cell>
          <table:table-cell table:style-name="ce4" office:value-type="percentage" office:value="0.7292" calcext:value-type="percentage">
            <text:p>72.92%</text:p>
          </table:table-cell>
          <table:table-cell table:style-name="ce4" office:value-type="percentage" office:value="0.7608" calcext:value-type="percentage">
            <text:p>76.08%</text:p>
          </table:table-cell>
          <table:table-cell table:style-name="ce4" office:value-type="percentage" office:value="0.7975" calcext:value-type="percentage">
            <text:p>79.75%</text:p>
          </table:table-cell>
          <table:table-cell table:style-name="ce4" office:value-type="percentage" office:value="0.8175" calcext:value-type="percentage">
            <text:p>81.75%</text:p>
          </table:table-cell>
          <table:table-cell table:style-name="ce4" office:value-type="percentage" office:value="0.8292" calcext:value-type="percentage">
            <text:p>82.92%</text:p>
          </table:table-cell>
          <table:table-cell table:style-name="ce7" table:formula="of:=AVERAGE([.D5:.I5])" office:value-type="percentage" office:value="0.7675" calcext:value-type="percentage">
            <text:p>76.75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table:style-name="ce4" office:value-type="percentage" office:value="0.2133" calcext:value-type="percentage">
            <text:p>21.33%</text:p>
          </table:table-cell>
          <table:table-cell table:style-name="ce4" office:value-type="percentage" office:value="0.2292" calcext:value-type="percentage">
            <text:p>22.92%</text:p>
          </table:table-cell>
          <table:table-cell table:style-name="ce4" office:value-type="percentage" office:value="0.265" calcext:value-type="percentage">
            <text:p>26.50%</text:p>
          </table:table-cell>
          <table:table-cell table:style-name="ce4" office:value-type="percentage" office:value="0.2717" calcext:value-type="percentage">
            <text:p>27.17%</text:p>
          </table:table-cell>
          <table:table-cell table:style-name="ce4" office:value-type="percentage" office:value="0.2892" calcext:value-type="percentage">
            <text:p>28.92%</text:p>
          </table:table-cell>
          <table:table-cell table:style-name="ce4" office:value-type="percentage" office:value="0.285" calcext:value-type="percentage">
            <text:p>28.50%</text:p>
          </table:table-cell>
          <table:table-cell table:style-name="ce7" table:formula="of:=AVERAGE([.D6:.I6])" office:value-type="percentage" office:value="0.2589" calcext:value-type="percentage">
            <text:p>25.89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lean</text:p>
          </table:table-cell>
          <table:table-cell table:style-name="ce4" office:value-type="percentage" office:value="0.2008" calcext:value-type="percentage">
            <text:p>20.08%</text:p>
          </table:table-cell>
          <table:table-cell table:style-name="ce4" office:value-type="percentage" office:value="0.2258" calcext:value-type="percentage">
            <text:p>22.58%</text:p>
          </table:table-cell>
          <table:table-cell table:style-name="ce4" office:value-type="percentage" office:value="0.25" calcext:value-type="percentage">
            <text:p>25.00%</text:p>
          </table:table-cell>
          <table:table-cell table:style-name="ce4" office:value-type="percentage" office:value="0.2625" calcext:value-type="percentage">
            <text:p>26.25%</text:p>
          </table:table-cell>
          <table:table-cell table:style-name="ce4" office:value-type="percentage" office:value="0.2558" calcext:value-type="percentage">
            <text:p>25.58%</text:p>
          </table:table-cell>
          <table:table-cell table:style-name="ce4" office:value-type="percentage" office:value="0.2775" calcext:value-type="percentage">
            <text:p>27.75%</text:p>
          </table:table-cell>
          <table:table-cell table:style-name="ce7" table:formula="of:=AVERAGE([.D7:.I7])" office:value-type="percentage" office:value="0.2454" calcext:value-type="percentage">
            <text:p>24.54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rocessed_test15</text:p>
          </table:table-cell>
          <table:table-cell table:style-name="ce4" office:value-type="percentage" office:value="0.7325" calcext:value-type="percentage">
            <text:p>73.25%</text:p>
          </table:table-cell>
          <table:table-cell table:style-name="ce4" office:value-type="percentage" office:value="0.7875" calcext:value-type="percentage">
            <text:p>78.75%</text:p>
          </table:table-cell>
          <table:table-cell table:style-name="ce4" office:value-type="percentage" office:value="0.8408" calcext:value-type="percentage">
            <text:p>84.08%</text:p>
          </table:table-cell>
          <table:table-cell table:style-name="ce4" office:value-type="percentage" office:value="0.8717" calcext:value-type="percentage">
            <text:p>87.17%</text:p>
          </table:table-cell>
          <table:table-cell table:style-name="ce4" office:value-type="percentage" office:value="0.8908" calcext:value-type="percentage">
            <text:p>89.08%</text:p>
          </table:table-cell>
          <table:table-cell table:style-name="ce4" office:value-type="percentage" office:value="0.9158" calcext:value-type="percentage">
            <text:p>91.58%</text:p>
          </table:table-cell>
          <table:table-cell table:style-name="ce7" table:formula="of:=AVERAGE([.D8:.I8])" office:value-type="percentage" office:value="0.83985" calcext:value-type="percentage">
            <text:p>83.99%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tab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ev</text:p>
          </table:table-cell>
          <table:table-cell office:value-type="string" calcext:value-type="string">
            <text:p>Tes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A [%]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-6dB</text:p>
          </table:table-cell>
          <table:table-cell office:value-type="string" calcext:value-type="string">
            <text:p>-3dB</text:p>
          </table:table-cell>
          <table:table-cell office:value-type="string" calcext:value-type="string">
            <text:p>0dB</text:p>
          </table:table-cell>
          <table:table-cell office:value-type="string" calcext:value-type="string">
            <text:p>3dB</text:p>
          </table:table-cell>
          <table:table-cell office:value-type="string" calcext:value-type="string">
            <text:p>6dB</text:p>
          </table:table-cell>
          <table:table-cell office:value-type="string" calcext:value-type="string">
            <text:p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“Odjek” model, nepročišćeni govor</text:p>
          </table:table-cell>
          <table:table-cell table:style-name="ce1" office:value-type="percentage" office:value="0.569" calcext:value-type="percentage">
            <text:p>56.9%</text:p>
          </table:table-cell>
          <table:table-cell table:style-name="ce5" office:value-type="percentage" office:value="0.3217" calcext:value-type="percentage">
            <text:p>32.2%</text:p>
          </table:table-cell>
          <table:table-cell table:style-name="ce6" office:value-type="percentage" office:value="0.3833" calcext:value-type="percentage">
            <text:p>38.3%</text:p>
          </table:table-cell>
          <table:table-cell table:style-name="ce6" office:value-type="percentage" office:value="0.5208" calcext:value-type="percentage">
            <text:p>52.1%</text:p>
          </table:table-cell>
          <table:table-cell table:style-name="ce6" office:value-type="percentage" office:value="0.6267" calcext:value-type="percentage">
            <text:p>62.7%</text:p>
          </table:table-cell>
          <table:table-cell table:style-name="ce6" office:value-type="percentage" office:value="0.7608" calcext:value-type="percentage">
            <text:p>76.1%</text:p>
          </table:table-cell>
          <table:table-cell table:style-name="ce6" office:value-type="percentage" office:value="0.8383" calcext:value-type="percentage">
            <text:p>83.8%</text:p>
          </table:table-cell>
          <table:table-cell table:style-name="ce1" table:formula="of:=AVERAGE([.D15:.I15])" office:value-type="percentage" office:value="0.575266666666667" calcext:value-type="percentage">
            <text:p>57.5%</text:p>
          </table:table-cell>
        </table:table-row>
        <table:table-row table:style-name="ro1">
          <table:table-cell/>
          <table:table-cell office:value-type="string" calcext:value-type="string">
            <text:p>“Buka” model, nepročišćeni govor</text:p>
          </table:table-cell>
          <table:table-cell table:style-name="ce1" office:value-type="percentage" office:value="0.686" calcext:value-type="percentage">
            <text:p>68.6%</text:p>
          </table:table-cell>
          <table:table-cell table:style-name="ce5" office:value-type="percentage" office:value="0.4933" calcext:value-type="percentage">
            <text:p>49.3%</text:p>
          </table:table-cell>
          <table:table-cell table:style-name="ce5" office:value-type="percentage" office:value="0.5867" calcext:value-type="percentage">
            <text:p>58.7%</text:p>
          </table:table-cell>
          <table:table-cell table:style-name="ce5" office:value-type="percentage" office:value="0.675" calcext:value-type="percentage">
            <text:p>67.5%</text:p>
          </table:table-cell>
          <table:table-cell table:style-name="ce5" office:value-type="percentage" office:value="0.7508" calcext:value-type="percentage">
            <text:p>75.1%</text:p>
          </table:table-cell>
          <table:table-cell table:style-name="ce5" office:value-type="percentage" office:value="0.7883" calcext:value-type="percentage">
            <text:p>78.8%</text:p>
          </table:table-cell>
          <table:table-cell table:style-name="ce5" office:value-type="percentage" office:value="0.8292" calcext:value-type="percentage">
            <text:p>82.9%</text:p>
          </table:table-cell>
          <table:table-cell table:style-name="ce1" table:formula="of:=AVERAGE([.D16:.I16])" office:value-type="percentage" office:value="0.687216666666667" calcext:value-type="percentage">
            <text:p>68.7%</text:p>
          </table:table-cell>
        </table:table-row>
        <table:table-row table:style-name="ro1">
          <table:table-cell/>
          <table:table-cell office:value-type="string" calcext:value-type="string">
            <text:p>“Odjek” model, pročišćeni govor</text:p>
          </table:table-cell>
          <table:table-cell table:style-name="ce1" office:value-type="percentage" office:value="0.816" calcext:value-type="percentage">
            <text:p>81.6%</text:p>
          </table:table-cell>
          <table:table-cell table:style-name="ce1" office:value-type="percentage" office:value="0.7125" calcext:value-type="percentage">
            <text:p>71.3%</text:p>
          </table:table-cell>
          <table:table-cell table:style-name="ce1" office:value-type="percentage" office:value="0.7692" calcext:value-type="percentage">
            <text:p>76.9%</text:p>
          </table:table-cell>
          <table:table-cell table:style-name="ce1" office:value-type="percentage" office:value="0.8233" calcext:value-type="percentage">
            <text:p>82.3%</text:p>
          </table:table-cell>
          <table:table-cell table:style-name="ce1" office:value-type="percentage" office:value="0.8492" calcext:value-type="percentage">
            <text:p>84.9%</text:p>
          </table:table-cell>
          <table:table-cell table:style-name="ce1" office:value-type="percentage" office:value="0.8925" calcext:value-type="percentage">
            <text:p>89.3%</text:p>
          </table:table-cell>
          <table:table-cell table:style-name="ce1" office:value-type="percentage" office:value="0.905" calcext:value-type="percentage">
            <text:p>90.5%</text:p>
          </table:table-cell>
          <table:table-cell table:style-name="ce1" table:formula="of:=AVERAGE([.D17:.I17])" office:value-type="percentage" office:value="0.825283333333334" calcext:value-type="percentage">
            <text:p>82.5%</text:p>
          </table:table-cell>
        </table:table-row>
        <table:table-row table:style-name="ro1">
          <table:table-cell/>
          <table:table-cell office:value-type="string" calcext:value-type="string">
            <text:p>Prilagođeni model, pročišćeni govor</text:p>
          </table:table-cell>
          <table:table-cell table:style-name="ce2" office:value-type="percentage" office:value="0.8329" calcext:value-type="percentage">
            <text:p>83.3%</text:p>
          </table:table-cell>
          <table:table-cell table:style-name="ce1" office:value-type="percentage" office:value="0.7325" calcext:value-type="percentage">
            <text:p>73.3%</text:p>
          </table:table-cell>
          <table:table-cell table:style-name="ce1" office:value-type="percentage" office:value="0.7875" calcext:value-type="percentage">
            <text:p>78.8%</text:p>
          </table:table-cell>
          <table:table-cell table:style-name="ce1" office:value-type="percentage" office:value="0.8408" calcext:value-type="percentage">
            <text:p>84.1%</text:p>
          </table:table-cell>
          <table:table-cell table:style-name="ce1" office:value-type="percentage" office:value="0.8717" calcext:value-type="percentage">
            <text:p>87.2%</text:p>
          </table:table-cell>
          <table:table-cell table:style-name="ce1" office:value-type="percentage" office:value="0.8908" calcext:value-type="percentage">
            <text:p>89.1%</text:p>
          </table:table-cell>
          <table:table-cell table:style-name="ce1" office:value-type="percentage" office:value="0.9158" calcext:value-type="percentage">
            <text:p>91.6%</text:p>
          </table:table-cell>
          <table:table-cell table:style-name="ce1" table:formula="of:=AVERAGE([.D18:.I18])" office:value-type="percentage" office:value="0.83985" calcext:value-type="percentage">
            <text:p>84.0%</text:p>
          </table:table-cell>
        </table:table-row>
        <table:table-row table:style-name="ro1">
          <table:table-cell/>
          <table:table-cell office:value-type="string" calcext:value-type="string">
            <text:p>“Odjek” model, govor s jekom</text:p>
          </table:table-cell>
          <table:table-cell table:style-name="ce1" office:value-type="percentage" office:value="0.9375" calcext:value-type="percentage">
            <text:p>93.8%</text:p>
          </table:table-cell>
          <table:table-cell table:style-name="ce1" table:number-columns-repeated="6"/>
          <table:table-cell table:style-name="ce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tab 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ev</text:p>
          </table:table-cell>
          <table:table-cell office:value-type="string" calcext:value-type="string">
            <text:p>Tes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A [%]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-6dB</text:p>
          </table:table-cell>
          <table:table-cell office:value-type="string" calcext:value-type="string">
            <text:p>-3dB</text:p>
          </table:table-cell>
          <table:table-cell office:value-type="string" calcext:value-type="string">
            <text:p>0dB</text:p>
          </table:table-cell>
          <table:table-cell office:value-type="string" calcext:value-type="string">
            <text:p>3dB</text:p>
          </table:table-cell>
          <table:table-cell office:value-type="string" calcext:value-type="string">
            <text:p>6dB</text:p>
          </table:table-cell>
          <table:table-cell office:value-type="string" calcext:value-type="string">
            <text:p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/>
          <table:table-cell office:value-type="string" calcext:value-type="string">
            <text:p>“Odjek” model, pročišćeni govor</text:p>
          </table:table-cell>
          <table:table-cell table:style-name="ce1" office:value-type="percentage" office:value="0.831" calcext:value-type="percentage">
            <text:p>83.1%</text:p>
          </table:table-cell>
          <table:table-cell table:style-name="ce1" office:value-type="percentage" office:value="0.716" calcext:value-type="percentage">
            <text:p>71.6%</text:p>
          </table:table-cell>
          <table:table-cell table:style-name="ce1" office:value-type="percentage" office:value="0.783" calcext:value-type="percentage">
            <text:p>78.3%</text:p>
          </table:table-cell>
          <table:table-cell table:style-name="ce1" office:value-type="percentage" office:value="0.831" calcext:value-type="percentage">
            <text:p>83.1%</text:p>
          </table:table-cell>
          <table:table-cell table:style-name="ce1" office:value-type="percentage" office:value="0.867" calcext:value-type="percentage">
            <text:p>86.7%</text:p>
          </table:table-cell>
          <table:table-cell table:style-name="ce1" office:value-type="percentage" office:value="0.893" calcext:value-type="percentage">
            <text:p>89.3%</text:p>
          </table:table-cell>
          <table:table-cell table:style-name="ce1" office:value-type="percentage" office:value="0.911" calcext:value-type="percentage">
            <text:p>91.1%</text:p>
          </table:table-cell>
          <table:table-cell table:style-name="ce1" table:formula="of:=AVERAGE([.D24:.I24])" office:value-type="percentage" office:value="0.8335" calcext:value-type="percentage">
            <text:p>83.4%</text:p>
          </table:table-cell>
        </table:table-row>
        <table:table-row table:style-name="ro1">
          <table:table-cell/>
          <table:table-cell office:value-type="string" calcext:value-type="string">
            <text:p>Prilagođeni model, pročišćeni govor</text:p>
          </table:table-cell>
          <table:table-cell table:style-name="ce1" office:value-type="percentage" office:value="0.848" calcext:value-type="percentage">
            <text:p>84.8%</text:p>
          </table:table-cell>
          <table:table-cell table:style-name="ce1" office:value-type="percentage" office:value="0.748" calcext:value-type="percentage">
            <text:p>74.8%</text:p>
          </table:table-cell>
          <table:table-cell table:style-name="ce1" office:value-type="percentage" office:value="0.787" calcext:value-type="percentage">
            <text:p>78.7%</text:p>
          </table:table-cell>
          <table:table-cell table:style-name="ce1" office:value-type="percentage" office:value="0.86" calcext:value-type="percentage">
            <text:p>86.0%</text:p>
          </table:table-cell>
          <table:table-cell table:style-name="ce1" office:value-type="percentage" office:value="0.883" calcext:value-type="percentage">
            <text:p>88.3%</text:p>
          </table:table-cell>
          <table:table-cell table:style-name="ce1" office:value-type="percentage" office:value="0.9" calcext:value-type="percentage">
            <text:p>90.0%</text:p>
          </table:table-cell>
          <table:table-cell table:style-name="ce1" office:value-type="percentage" office:value="0.923" calcext:value-type="percentage">
            <text:p>92.3%</text:p>
          </table:table-cell>
          <table:table-cell table:style-name="ce1" table:formula="of:=AVERAGE([.D25:.I25])" office:value-type="percentage" office:value="0.850166666666667" calcext:value-type="percentage">
            <text:p>85.0%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tab 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GP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rijeme obrade 18 minuta zvuka [min]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T faktor</text:p>
          </table:table-cell>
          <table:table-cell table:style-name="ce3" table:formula="of:=[.C29]/18" office:value-type="float" office:value="0.555555555555556" calcext:value-type="float">
            <text:p>0.56</text:p>
          </table:table-cell>
          <table:table-cell table:style-name="ce3" table:formula="of:=[.D29]/18" office:value-type="float" office:value="1.72222222222222" calcext:value-type="float">
            <text:p>1.7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00/00/0000</text:date>, <text:time style:data-style-name="N2" text:time-value="11:49:47.3066918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5T13:03:12.457025321</dc:date>
    <meta:generator>LibreOffice/4.2.7.2$Linux_X86_64 LibreOffice_project/420m0$Build-2</meta:generator>
    <meta:editing-duration>PT7H3M1S</meta:editing-duration>
    <meta:editing-cycles>9</meta:editing-cycles>
    <meta:document-statistic meta:table-count="1" meta:cell-count="169" meta:object-count="0"/>
  </office:meta>
</office:document-meta>
</file>